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paragraph-properties fo:break-before="pag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nuta del 05/01/2012</text:p>
      <text:p text:style-name="Standard"/>
      <text:p text:style-name="Standard">De la minuta anterior</text:p>
      <text:p text:style-name="Standard"/>
      <text:p text:style-name="Standard">01.- Informe 2</text:p>
      <text:p text:style-name="Standard"/>
      <text:p text:style-name="Standard">01.01.- Pruebas</text:p>
      <text:list xml:id="list895428893" text:style-name="L1">
        <text:list-item>
          <text:p text:style-name="P1">Poner la prueba de contexto normal antes que todas las demás; al ppio va la más general; si falla esa, no tiene sentido seguir</text:p>
        </text:list-item>
        <text:list-item>
          <text:p text:style-name="P1">Definir contexto de funcionamiento ideal y el que adoptamos nosotros, para cada prueba</text:p>
        </text:list-item>
        <text:list-item>
          <text:p text:style-name="P1">Ojo con las pruebas del balanceador de carga, podrían estar de más =&gt; SACAR !</text:p>
        </text:list-item>
        <text:list-item>
          <text:p text:style-name="P1">Modificar todos los casos de prueba para que no digan internet, sino que muestren a los usuarios 1 y 2; caso de uso real, o Jmeter, poner la frase que mejor aplique</text:p>
        </text:list-item>
        <text:list-item>
          <text:p text:style-name="P1">Casos más copados: los del caché, y aquel en que se reenvía el request al nodo que se desconecta, es inaceptable que el usuario se quede sin servicio</text:p>
        </text:list-item>
      </text:list>
      <text:p text:style-name="Standard"/>
      <text:p text:style-name="Standard">02.- General</text:p>
      <text:list xml:id="list315240382" text:style-name="L2">
        <text:list-item>
          <text:p text:style-name="P2">Reformatear todos los informes, pasarlos a capítulos</text:p>
        </text:list-item>
        <text:list-item>
          <text:p text:style-name="P2">Sumar particularidades específicas de Jboss y Terracotta; ver similitudes y diferencias</text:p>
        </text:list-item>
        <text:list-item>
          <text:p text:style-name="P2">Hacer foco en la estructura de cluster, no tanto en la aplicación de prueba</text:p>
        </text:list-item>
        <text:list-item>
          <text:p text:style-name="P2">Reflexionar acerca de EJB; eso es lo que se clusteriza en Jboss ? Se clusteriza alguna otra entidad ? Spring ? EJB si o no ? OpenEJB ? VER !</text:p>
        </text:list-item>
      </text:list>
      <text:p text:style-name="Standard"/>
      <text:p text:style-name="Standard">Propio del encuentro en que se genera esta minuta</text:p>
      <text:p text:style-name="Standard"/>
      <text:list xml:id="list991542465" text:style-name="L3">
        <text:list-item>
          <text:p text:style-name="P3">Juntarnos todos los martes</text:p>
        </text:list-item>
        <text:list-item>
          <text:p text:style-name="P3">Buscar qué aporta la clusterización con Jboss, para contrastar con los datos de lo que aporta una clusterización con Terracotta, cristalizado en la tabla que consiguió Martín</text:p>
        </text:list-item>
        <text:list-item>
          <text:p text:style-name="P3">Capítulo de arquitectura: como que queda para no perderlo, pero baja un par de puntos en cuanto a relevancia, ahora que hemos reenfocado a la comparación de clústers; sería ideal averiguar si se puede hacer una sola implementación</text:p>
        </text:list-item>
        <text:list-item>
          <text:p text:style-name="P3">Definir qué es el contexto normal de funcionamiento</text:p>
          <text:list>
            <text:list-item>
              <text:p text:style-name="P3">Ideal:</text:p>
              <text:list>
                <text:list-item>
                  <text:p text:style-name="P3">Lo que se usa o usaría idealmente en el mercado</text:p>
                </text:list-item>
                <text:list-item>
                  <text:p text:style-name="P3">Buscar</text:p>
                </text:list-item>
              </text:list>
            </text:list-item>
            <text:list-item>
              <text:p text:style-name="P3">Lo que podemos llevar:</text:p>
              <text:list>
                <text:list-item>
                  <text:p text:style-name="P3">Clientes virtualizados, no sé si en la mejor notebook / netbook, pero al menos en una en que el funcionamiento sea fluido</text:p>
                </text:list-item>
                <text:list-item>
                  <text:p text:style-name="P3">Dos nodos</text:p>
                </text:list-item>
                <text:list-item>
                  <text:p text:style-name="P3">Una base de datos (este es el ideal, si se nos complica, alguno de los dos nodos del cluster podría ser la base de datos, y vemos donde reubicamos mejor la computadora que habría estado dedicada a la base de datos)</text:p>
                </text:list-item>
                <text:list-item>
                  <text:p text:style-name="P3">Arreglar los gráficos, que no se vea internet, que se vea nuestro caso de prueba</text:p>
                  <text:list>
                    <text:list-item>
                      <text:p text:style-name="P3">Desdoblar el caso de uso general, en el ideal con su gráfico y el que manejamos nosotros, cuyo gráfico es el que va a aparecer en todos los otros casos de prueba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5"/>
      <text:list xml:id="list59871063" text:style-name="L4">
        <text:list-item>
          <text:p text:style-name="P4">Diego</text:p>
          <text:list>
            <text:list-item>
              <text:p text:style-name="P4">Jboss</text:p>
              <text:list>
                <text:list-item>
                  <text:p text:style-name="P4">Estudiar bien exactamente qué es lo que se clusteriza; detalles de clusterización con Jboss</text:p>
                </text:list-item>
                <text:list-item>
                  <text:p text:style-name="P4">Beneficios de clusterizar con JBoss</text:p>
                </text:list-item>
              </text:list>
            </text:list-item>
          </text:list>
        </text:list-item>
        <text:list-item>
          <text:p text:style-name="P4">Martín</text:p>
          <text:list>
            <text:list-item>
              <text:p text:style-name="P4">Terracotta</text:p>
              <text:list>
                <text:list-item>
                  <text:p text:style-name="P4">Qué ofrece la versión gratuita, qué ofrece la versión paga</text:p>
                </text:list-item>
                <text:list-item>
                  <text:p text:style-name="P4">Beneficios de la clusterización con Terracott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1-06T23:03:44</meta:creation-date>
    <dc:date>2012-01-06T23:53:01</dc:date>
    <dc:creator>diego </dc:creator>
    <meta:editing-duration>PT45M49S</meta:editing-duration>
    <meta:editing-cycles>8</meta:editing-cycles>
    <meta:generator>LibreOffice/3.4$Unix LibreOffice_project/340m1$Build-402</meta:generator>
    <meta:document-statistic meta:table-count="0" meta:image-count="0" meta:object-count="0" meta:page-count="2" meta:paragraph-count="36" meta:word-count="471" meta:character-count="2521" meta:non-whitespace-character-count="2116"/>
  </office:meta>
</office:document-meta>
</file>